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67fa" officeooo:paragraph-rsid="001d67fa"/>
    </style:style>
    <style:style style:name="P2" style:family="paragraph" style:parent-style-name="Standard">
      <style:text-properties officeooo:rsid="00210c4b" officeooo:paragraph-rsid="00210c4b"/>
    </style:style>
    <style:style style:name="P3" style:family="paragraph" style:parent-style-name="Standard">
      <style:text-properties officeooo:rsid="00235f2b" officeooo:paragraph-rsid="00235f2b"/>
    </style:style>
    <style:style style:name="P4" style:family="paragraph" style:parent-style-name="Standard">
      <style:text-properties officeooo:rsid="00256c15" officeooo:paragraph-rsid="00235f2b"/>
    </style:style>
    <style:style style:name="P5" style:family="paragraph" style:parent-style-name="Standard">
      <style:text-properties officeooo:rsid="00273f1a" officeooo:paragraph-rsid="00273f1a"/>
    </style:style>
    <style:style style:name="P6" style:family="paragraph" style:parent-style-name="Standard">
      <style:text-properties officeooo:rsid="002bc537" officeooo:paragraph-rsid="002bc537"/>
    </style:style>
    <style:style style:name="P7" style:family="paragraph" style:parent-style-name="Standard">
      <style:text-properties officeooo:rsid="002dfe43" officeooo:paragraph-rsid="002dfe43"/>
    </style:style>
    <style:style style:name="P8" style:family="paragraph" style:parent-style-name="Standard">
      <style:text-properties officeooo:rsid="002fbad6" officeooo:paragraph-rsid="002fbad6"/>
    </style:style>
    <style:style style:name="P9" style:family="paragraph" style:parent-style-name="Standard">
      <style:text-properties officeooo:rsid="0032ed20" officeooo:paragraph-rsid="0032ed20"/>
    </style:style>
    <style:style style:name="P10" style:family="paragraph" style:parent-style-name="Standard">
      <style:text-properties officeooo:rsid="0038b19f" officeooo:paragraph-rsid="0038b19f"/>
    </style:style>
    <style:style style:name="P11" style:family="paragraph" style:parent-style-name="Standard">
      <style:text-properties officeooo:rsid="0039e0fa" officeooo:paragraph-rsid="0039e0fa"/>
    </style:style>
    <style:style style:name="P12" style:family="paragraph" style:parent-style-name="Standard">
      <style:text-properties officeooo:rsid="003b2cb9" officeooo:paragraph-rsid="003b2cb9"/>
    </style:style>
    <style:style style:name="P13" style:family="paragraph" style:parent-style-name="Standard">
      <style:text-properties officeooo:rsid="00415078" officeooo:paragraph-rsid="00415078"/>
    </style:style>
    <style:style style:name="P14" style:family="paragraph" style:parent-style-name="Standard">
      <style:text-properties officeooo:rsid="0045d051" officeooo:paragraph-rsid="0045d051"/>
    </style:style>
    <style:style style:name="T1" style:family="text">
      <style:text-properties officeooo:rsid="001febbd"/>
    </style:style>
    <style:style style:name="T2" style:family="text">
      <style:text-properties officeooo:rsid="0022b3f1"/>
    </style:style>
    <style:style style:name="T3" style:family="text">
      <style:text-properties officeooo:rsid="002890f7"/>
    </style:style>
    <style:style style:name="T4" style:family="text">
      <style:text-properties officeooo:rsid="002cac5d"/>
    </style:style>
    <style:style style:name="T5" style:family="text">
      <style:text-properties officeooo:rsid="00315272"/>
    </style:style>
    <style:style style:name="T6" style:family="text">
      <style:text-properties officeooo:rsid="0033d60f"/>
    </style:style>
    <style:style style:name="T7" style:family="text">
      <style:text-properties officeooo:rsid="0036e9de"/>
    </style:style>
    <style:style style:name="T8" style:family="text">
      <style:text-properties officeooo:rsid="0039e0fa"/>
    </style:style>
    <style:style style:name="T9" style:family="text">
      <style:text-properties officeooo:rsid="003bf2ba"/>
    </style:style>
    <style:style style:name="T10" style:family="text">
      <style:text-properties officeooo:rsid="003da93c"/>
    </style:style>
    <style:style style:name="T11" style:family="text">
      <style:text-properties officeooo:rsid="004183a5"/>
    </style:style>
    <style:style style:name="T12" style:family="text">
      <style:text-properties officeooo:rsid="00446d72"/>
    </style:style>
    <style:style style:name="T13" style:family="text">
      <style:text-properties officeooo:rsid="0045d146"/>
    </style:style>
    <style:style style:name="T14" style:family="text">
      <style:text-properties officeooo:rsid="0048e0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oir de Git. </text:p>
      <text:p text:style-name="P1"/>
      <text:p text:style-name="P1">É<text:span text:style-name="T1">valuation sur plusieurs points : capacité à diviser le travail en plusieurs sous-tâches (des commits). Capacité à communiquer via les issues. </text:span></text:p>
      <text:p text:style-name="P2">Un compte, une personne qui édite et une personne qui vérifie la pull request pour la comptabilité. </text:p>
      <text:p text:style-name="P2">Capacité à suivre une documentation : CapiTainS.org/guidelines. </text:p>
      <text:p text:style-name="P2">É<text:span text:style-name="T2">valuation sur le résultat final. </text:span></text:p>
      <text:p text:style-name="P2"/>
      <text:p text:style-name="P3">Un fichier en plus = 2,5pts en plus sur 10. </text:p>
      <text:p text:style-name="P4"/>
      <text:p text:style-name="P5">Correcteur : vérifier en double coopération. <text:span text:style-name="T3">(peu de points en tant que valideur 1/10).</text:span></text:p>
      <text:p text:style-name="P5"/>
      <text:p text:style-name="P8">Le but est de faire des fichiers valides selon CapiTainS pour une publication sur le projet d’origine. </text:p>
      <text:p text:style-name="P5"/>
      <text:p text:style-name="P6"><text:span text:style-name="T4">E</text:span>xemple. </text:p>
      <text:p text:style-name="P7">Github patrologie latine, <text:span text:style-name="T5">récupérer le fichier, l’ouvrir dans Oxygen. </text:span></text:p>
      <text:p text:style-name="P9"/>
      <text:p text:style-name="P9"><text:span text:style-name="T8">1-</text:span>Il faut marquer les divisions <text:span text:style-name="T6">( via les « CAPUT PRIMUM » créer une &lt;div&gt; avec un type= »textepart subtype =chapter n= »1 et on supprime le CAPUT PRIMUM du texte)</text:span> pour rendre les textes citables dans leur hiérarchie. <text:span text:style-name="T7">Idem pour les sections du texte etc. </text:span></text:p>
      <text:p text:style-name="P10"/>
      <text:p text:style-name="P11">2-virer les – avant les &lt;lb /&gt; et coller le texte aux &lt;lb /&gt;</text:p>
      <text:p text:style-name="P11"/>
      <text:p text:style-name="P12">Cela doit être valide selon CapiTainS, cf le lien vers la validation les liens utiles <text:span text:style-name="T10">(capitains validator)</text:span>. <text:span text:style-name="T9">Voir les guidelines CapiTainS. </text:span></text:p>
      <text:p text:style-name="P12"/>
      <text:p text:style-name="P13">Une tâche une ISSUE : les div, les ephénisations, etc, <text:span text:style-name="T14">le système de citation. </text:span></text:p>
      <text:p text:style-name="P13"/>
      <text:p text:style-name="P13"><text:span text:style-name="T12">Commit pour chaque tâche, issues de vérification, pull request </text:span>sur Chartes-TNAH. </text:p>
      <text:p text:style-name="P13"/>
      <text:p text:style-name="P14">Balise change @when @who dans les régularisations, <text:span text:style-name="T13">teiHead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6:35:59.204213898</meta:creation-date>
    <meta:generator>LibreOffice/5.3.7.2$MacOSX_X86_64 LibreOffice_project/6b8ed514a9f8b44d37a1b96673cbbdd077e24059</meta:generator>
    <dc:date>2019-02-12T17:25:09.885887528</dc:date>
    <meta:editing-duration>PT48M52S</meta:editing-duration>
    <meta:editing-cycles>35</meta:editing-cycles>
    <meta:document-statistic meta:table-count="0" meta:image-count="0" meta:object-count="0" meta:page-count="1" meta:paragraph-count="16" meta:word-count="217" meta:character-count="1346" meta:non-whitespace-character-count="1130"/>
  </office:meta>
</office:document-meta>
</file>